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rCommandSupport.printUnderline( PrintWriter ou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rCommandSupport.selectNewestVersion( Resource [ ] resourc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brCommandSupport.getTarget( String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rCommandSupport.doDeploy( RepositoryAdmin admin , List &lt; String &gt; bundles , boolean star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ObrCommandSupport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brCommandSupport.searchRepository( RepositoryAdmin admin , String targetId , String target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